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625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style:font-name="DejaVu Sans" officeooo:rsid="00186592" officeooo:paragraph-rsid="00186592"/>
    </style:style>
    <style:style style:name="P3" style:family="paragraph" style:parent-style-name="Text_20_body">
      <style:text-properties style:font-name="DejaVu Sans" fo:font-weight="bold" style:font-weight-asian="bold" style:font-weight-complex="bold"/>
    </style:style>
    <style:style style:name="P4" style:family="paragraph" style:parent-style-name="Text_20_body">
      <style:text-properties style:font-name="DejaVu Sans" fo:font-weight="bold" officeooo:rsid="0018ca6f" officeooo:paragraph-rsid="0018ca6f" style:font-weight-asian="bold" style:font-weight-complex="bold"/>
    </style:style>
    <style:style style:name="P5" style:family="paragraph" style:parent-style-name="Text_20_body">
      <style:text-properties style:font-name="DejaVu Sans" fo:font-style="italic" style:font-style-asian="italic" style:font-style-complex="italic"/>
    </style:style>
    <style:style style:name="P6" style:family="paragraph" style:parent-style-name="Text_20_body">
      <style:text-properties style:font-name="DejaVu Sans" fo:font-style="italic" officeooo:rsid="00194736" officeooo:paragraph-rsid="00194736" style:font-style-asian="italic" style:font-style-complex="italic"/>
    </style:style>
    <style:style style:name="P7" style:family="paragraph" style:parent-style-name="Text_20_body">
      <style:text-properties style:font-name="DejaVu Sans" fo:font-style="italic" fo:font-weight="normal" officeooo:rsid="0018ca6f" officeooo:paragraph-rsid="0018ca6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style:font-name="DejaVu Sans" fo:font-style="normal" fo:font-weight="normal" officeooo:rsid="0018ca6f" officeooo:paragraph-rsid="0018ca6f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name="DejaVu Sans" fo:font-style="normal" officeooo:rsid="00194736" officeooo:paragraph-rsid="00194736" style:font-style-asian="normal" style:font-style-complex="normal"/>
    </style:style>
    <style:style style:name="P10" style:family="paragraph" style:parent-style-name="Text_20_body">
      <style:text-properties style:font-name="DejaVu Sans" fo:font-size="10pt" fo:font-style="normal" fo:font-weight="normal" officeooo:rsid="0018ca6f" officeooo:paragraph-rsid="0018ca6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text-properties fo:color="#ce181e" style:font-name="DejaVu Sans" fo:font-style="italic" fo:font-weight="bold" officeooo:rsid="00186592" officeooo:paragraph-rsid="00186592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color="#ce181e" style:font-name="DejaVu Sans" fo:font-style="italic" fo:font-weight="bold" officeooo:rsid="0018ca6f" officeooo:paragraph-rsid="0018ca6f" style:font-style-asian="italic" style:font-weight-asian="bold" style:font-style-complex="italic" style:font-weight-complex="bold"/>
    </style:style>
    <style:style style:name="P13" style:family="paragraph" style:parent-style-name="Preformatted_20_Text">
      <style:text-properties style:font-name="Chandas" fo:font-size="12pt" officeooo:rsid="0016d227" officeooo:paragraph-rsid="0016d227" style:font-size-asian="10.5pt" style:font-size-complex="12pt"/>
    </style:style>
    <style:style style:name="P14" style:family="paragraph" style:parent-style-name="Preformatted_20_Text">
      <style:paragraph-properties fo:text-align="center" style:justify-single-word="false"/>
      <style:text-properties style:font-name="Chandas" fo:font-size="12pt" style:text-underline-style="solid" style:text-underline-width="auto" style:text-underline-color="font-color" officeooo:rsid="0016d227" officeooo:paragraph-rsid="0016d227" style:font-size-asian="10.5pt" style:font-size-complex="12pt"/>
    </style:style>
    <style:style style:name="P15" style:family="paragraph" style:parent-style-name="Table_20_Contents">
      <style:text-properties style:font-name="DejaVu Sans"/>
    </style:style>
    <style:style style:name="P16" style:family="paragraph" style:parent-style-name="Table_20_Contents">
      <style:text-properties style:font-name="DejaVu Sans" officeooo:rsid="0018ca6f" officeooo:paragraph-rsid="0018ca6f"/>
    </style:style>
    <style:style style:name="T1" style:family="text">
      <style:text-properties officeooo:rsid="00186592"/>
    </style:style>
    <style:style style:name="T2" style:family="text">
      <style:text-properties officeooo:rsid="0018ca6f"/>
    </style:style>
    <style:style style:name="T3" style:family="text">
      <style:text-properties style:font-name="FreeMono"/>
    </style:style>
    <style:style style:name="T4" style:family="text">
      <style:text-properties style:font-name="FreeMono" style:font-size-asian="10.5pt"/>
    </style:style>
    <style:style style:name="T5" style:family="text">
      <style:text-properties officeooo:rsid="001947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: an2804</text:p>
      <text:p text:style-name="P13">Name: Anthony Saieva (Narin)</text:p>
      <text:p text:style-name="P14">Written Portion Homework 3</text:p>
      <text:p text:style-name="P1"/>
      <text:p text:style-name="P3">Part 1: <text:span text:style-name="T1">Race car evaluation</text:span></text:p>
      <text:p text:style-name="P5">What is the MDP that we infer from these episodes?</text:p>
      <text:p text:style-name="P2">Transition probabilities and rewards can be learned with simple division based on what was observed.</text:p>
      <text:p text:style-name="P2"><text:line-break/>T(cool, slow, cool) = 1.00</text:p>
      <text:p text:style-name="P2">T(cool, fast, cool) = 1/3</text:p>
      <text:p text:style-name="P2">T(cool, fast, warm) = 2/3</text:p>
      <text:p text:style-name="P2">T(warm, slow, cool) = 1.00</text:p>
      <text:p text:style-name="P2">T(warm, fast, off) = 1.00</text:p>
      <text:p text:style-name="P2">T(off, wait, off) = 1.00</text:p>
      <text:p text:style-name="P2"/>
      <text:p text:style-name="P2">R(cool, slow, cool) = 2</text:p>
      <text:p text:style-name="P2">R(cool, fast, cool) = 2</text:p>
      <text:p text:style-name="P2">R(cool, fast, warm) = 4</text:p>
      <text:p text:style-name="P2">R(warm, slow, cool) = 2</text:p>
      <text:p text:style-name="P2">R(warm, fast, off) = 0</text:p>
      <text:p text:style-name="P2">R(off, wait, off) = 0</text:p>
      <text:p text:style-name="P2"/>
      <text:p text:style-name="P11">SOLVE THE MDP HERE USING DIRECT EVALUATION</text:p>
      <text:p text:style-name="P11">DO THE Q VALUE TEMPORAL DIFFERENCE LEARNING</text:p>
      <text:p text:style-name="P12">EXTRACT THE OPTIMAL POLICY FROM THE Q VALUES</text:p>
      <text:p text:style-name="P4"/>
      <text:p text:style-name="P4">Part 2: Getting the Job (Probabilities)</text:p>
      <text:p text:style-name="P7">a) Find the marginal distribution P(B,C) from the given probabilit<text:tab/>ies.</text:p>
      <text:p text:style-name="P8"><text:soft-page-break/>The marginal probabilities can be found by summing across all possible values of A. In this case +a and -a. </text:p>
      <text:p text:style-name="P8">For example: <text:span text:style-name="T4">P(+b, +c) = P(+a, +b, +c) + P(-a, +b, +c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Values of b and c</text:p>
          </table:table-cell>
          <table:table-cell table:style-name="Table1.B1" office:value-type="string">
            <text:p text:style-name="P16">Probabilities</text:p>
          </table:table-cell>
        </table:table-row>
        <table:table-row>
          <table:table-cell table:style-name="Table1.A2" office:value-type="string">
            <text:p text:style-name="P16">P(+b, +c)</text:p>
          </table:table-cell>
          <table:table-cell table:style-name="Table1.B2" office:value-type="string">
            <text:p text:style-name="P15">.<text:span text:style-name="T2">0125</text:span></text:p>
          </table:table-cell>
        </table:table-row>
        <table:table-row>
          <table:table-cell table:style-name="Table1.A2" office:value-type="string">
            <text:p text:style-name="P16">P(+b, -c)</text:p>
          </table:table-cell>
          <table:table-cell table:style-name="Table1.B2" office:value-type="string">
            <text:p text:style-name="P15">.<text:span text:style-name="T2">0375</text:span></text:p>
          </table:table-cell>
        </table:table-row>
        <table:table-row>
          <table:table-cell table:style-name="Table1.A2" office:value-type="string">
            <text:p text:style-name="P16">P(-b, +c)</text:p>
          </table:table-cell>
          <table:table-cell table:style-name="Table1.B2" office:value-type="string">
            <text:p text:style-name="P15">.<text:span text:style-name="T2">2375</text:span></text:p>
          </table:table-cell>
        </table:table-row>
        <table:table-row>
          <table:table-cell table:style-name="Table1.A2" office:value-type="string">
            <text:p text:style-name="P16">P(-b, -c)</text:p>
          </table:table-cell>
          <table:table-cell table:style-name="Table1.B2" office:value-type="string">
            <text:p text:style-name="P15">.<text:span text:style-name="T2">7225</text:span></text:p>
          </table:table-cell>
        </table:table-row>
      </table:table>
      <text:p text:style-name="P10"><text:span text:style-name="T3">*</text:span><text:span text:style-name="T5">Note these values sum to 1</text:span></text:p>
      <text:p text:style-name="P6">b) Show that mta delays (B) and rain (C) are independent</text:p>
      <text:p text:style-name="P9">Two variables are independent if their joint probability can be factored such that P(B,C) = P(B) * P©</text:p>
      <text:p text:style-name="P9">For example if P(+b, +c) = P(+b) * P(+c) for all possible values of b and c these are independent variables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1:58:57.980716348</dc:date>
    <meta:editing-duration>PT11M7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2" meta:paragraph-count="39" meta:word-count="245" meta:character-count="1309" meta:non-whitespace-character-count="1100"/>
  </office:meta>
</office:document-meta>
</file>